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1pt" fo:language="en" fo:country="GB" officeooo:paragraph-rsid="001fa983" style:font-size-asian="11pt" style:font-name-complex="Arial" style:font-size-complex="11pt"/>
    </style:style>
    <style:style style:name="P2" style:family="paragraph" style:parent-style-name="Standard">
      <style:paragraph-properties fo:margin-top="0.423cm" fo:margin-bottom="0.423cm" style:contextual-spacing="false" style:line-height-at-least="0.041cm" style:text-autospace="none"/>
      <style:text-properties officeooo:paragraph-rsid="001fa983"/>
    </style:style>
    <style:style style:name="P3" style:family="paragraph" style:parent-style-name="Standard">
      <style:paragraph-properties fo:line-height="115%" style:text-autospace="none"/>
      <style:text-properties officeooo:paragraph-rsid="001fa983"/>
    </style:style>
    <style:style style:name="T1" style:family="text">
      <style:text-properties style:font-name="Arial" fo:font-size="11pt" fo:language="en" fo:country="GB" style:font-size-asian="11pt" style:font-name-complex="Arial" style:font-size-complex="11pt"/>
    </style:style>
    <style:style style:name="T2" style:family="text">
      <style:text-properties style:font-name="Arial" fo:font-size="11pt" fo:language="en" fo:country="GB" style:font-size-asian="11pt" style:font-name-complex="Arial"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Jane Eyre is a novel by Charlotte Bronte, first published in 1847. The novel is a Bildungsroman, which means that it tells the story of the personal growth and development of the main character. The plot deals with the life of a young orphan girl named Jane Eyre, who is raised by her cruel aunt and cousins. The story follows Jane as she overcomes various obstacles, including poverty, abuse, and prejudice, and eventually finds love and happiness.</text:span></text:p>
      <text:p text:style-name="P2"><text:span text:style-name="T1">The novel's themes revolve around the ideas of love, self-respect, and the search for personal identity. One of the most important themes in Jane Eyre is the concept of true love. In the novel, Jane has a number of suitors one of whom is Mr. Rochester, the master of Thornfield Hall, where Jane is employed as governess. Their relationship is complicated by Mr. Rochester's mad wife, who is locked away in the attic. The wife dies in a fire she set herself, and this complication is thus resolved. Jane's love for Mr. Rochester is unwavering, and she eventually helps him to overcome his past and find redemption.</text:span></text:p>
      <text:p text:style-name="P2"><text:span text:style-name="T1">Another theme in Jane Eyre is the importance of self-respect. Despite her difficult start in life, Jane maintains a strong sense of self-worth and refuses to be treated poorly by others. This is evident in her decision to leave Mr. Rochester when she discovers his secret, despite the fact that she loves him deeply. Her decision to leave him is a testament to her self-respect and her refusal to compromise her beliefs.</text:span></text:p>
      <text:p text:style-name="P2"><text:span text:style-name="T1">Finally, the novel explores the search for personal identity. Jane is an orphan who is raised by her cruel aunt, and she struggles to find her place in the world. She eventually finds a sense of belonging when she becomes a governess at Thornfield Hall. Her relationship with Mr. Rochester allows her to discover her true self and to embrace her passions and desires.</text:span></text:p>
      <text:p text:style-name="P2"><text:span text:style-name="T1">In conclusion, Jane Eyre is a novel that explores themes of love, self-respect, and personal identity. The novel tells the life of Jane Eyre as she overcomes various obstacles and finds love and happiness. Charlotte Bronte's masterpiece has become a beloved classic for its portrayal of a strong-willed and independent female protagonist who fights for what she believes in and refuses to compromise her values.</text:span></text:p>
      <text:p text:style-name="P3"><text:span text:style-name="T1">(387 words)</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19:23:51.842000000</meta:creation-date>
    <dc:date>2023-05-28T19:23:59.978000000</dc:date>
    <meta:editing-duration>PT8S</meta:editing-duration>
    <meta:editing-cycles>1</meta:editing-cycles>
    <meta:document-statistic meta:table-count="0" meta:image-count="0" meta:object-count="0" meta:page-count="1" meta:paragraph-count="6" meta:word-count="387" meta:character-count="2271" meta:non-whitespace-character-count="1890"/>
    <meta:generator>LibreOffice/7.5.2.2$Windows_X86_64 LibreOffice_project/53bb9681a964705cf672590721dbc85eb4d0c3a2</meta:generator>
  </office:meta>
</office:document-meta>
</file>